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36efd2"/>
    </style:style>
    <style:style style:name="P2" style:family="paragraph" style:parent-style-name="Title">
      <style:paragraph-properties fo:margin-top="0.423cm" fo:margin-bottom="0.212cm" loext:contextual-spacing="false" fo:line-height="100%" fo:text-align="center" style:justify-single-word="false"/>
      <style:text-properties style:font-name="Liberation Serif1" fo:font-weight="bold" officeooo:paragraph-rsid="001a1e7f" style:font-name-asian="Times New Roman" style:font-weight-asian="bold" style:font-name-complex="Times New Roman"/>
    </style:style>
    <style:style style:name="P3" style:family="paragraph" style:parent-style-name="Heading_20_2">
      <style:text-properties style:font-name="Liberation Serif1" officeooo:rsid="0020836f" officeooo:paragraph-rsid="0020836f"/>
    </style:style>
    <style:style style:name="P4" style:family="paragraph" style:parent-style-name="Heading_20_2">
      <style:text-properties fo:font-size="14pt" fo:font-weight="bold" style:font-size-asian="14pt" style:font-weight-asian="bold" style:font-size-complex="14pt" style:font-weight-complex="bold"/>
    </style:style>
    <style:style style:name="P5" style:family="paragraph" style:parent-style-name="Horizontal_20_Line">
      <style:text-properties style:font-name="Liberation Serif1"/>
    </style:style>
    <style:style style:name="P6" style:family="paragraph" style:parent-style-name="Standard">
      <style:paragraph-properties fo:margin-top="0.423cm" fo:margin-bottom="0cm" loext:contextual-spacing="false" fo:line-height="100%"/>
      <style:text-properties style:font-name="Liberation Serif1" fo:font-size="18pt" style:font-name-asian="Times New Roman" style:font-size-asian="18pt" style:font-name-complex="Times New Roman" style:font-size-complex="18pt"/>
    </style:style>
    <style:style style:name="P7" style:family="paragraph" style:parent-style-name="Standard">
      <style:paragraph-properties fo:margin-top="0.423cm" fo:margin-bottom="0cm" loext:contextual-spacing="false" fo:line-height="100%" fo:text-align="center" style:justify-single-word="false"/>
      <style:text-properties style:font-name="Liberation Serif1" fo:font-size="18pt" style:font-name-asian="Times New Roman" style:font-size-asian="18pt" style:font-name-complex="Times New Roman" style:font-size-complex="18pt"/>
    </style:style>
    <style:style style:name="P8" style:family="paragraph" style:parent-style-name="Standard">
      <style:paragraph-properties fo:margin-top="0.423cm" fo:margin-bottom="0cm" loext:contextual-spacing="false" fo:line-height="100%" fo:text-align="center" style:justify-single-word="false"/>
      <style:text-properties style:font-name="Liberation Serif1" fo:font-size="18pt" officeooo:paragraph-rsid="001ad8e9" style:font-name-asian="Times New Roman" style:font-size-asian="18pt" style:font-name-complex="Times New Roman" style:font-size-complex="18pt"/>
    </style:style>
    <style:style style:name="P9" style:family="paragraph" style:parent-style-name="Standard">
      <style:paragraph-properties fo:margin-top="0.423cm" fo:margin-bottom="0cm" loext:contextual-spacing="false" fo:line-height="100%"/>
      <style:text-properties style:font-name="Liberation Serif1" fo:font-size="18pt" officeooo:paragraph-rsid="001b518e" style:font-name-asian="Times New Roman" style:font-size-asian="18pt" style:font-name-complex="Times New Roman" style:font-size-complex="18pt"/>
    </style:style>
    <style:style style:name="P10" style:family="paragraph" style:parent-style-name="Standard">
      <style:paragraph-properties fo:margin-top="0.423cm" fo:margin-bottom="0cm" loext:contextual-spacing="false" fo:line-height="100%"/>
      <style:text-properties style:font-name="Liberation Serif1" fo:font-size="18pt" fo:font-weight="bold" style:font-name-asian="Times New Roman" style:font-size-asian="18pt" style:font-weight-asian="bold" style:font-name-complex="Times New Roman" style:font-size-complex="18pt"/>
    </style:style>
    <style:style style:name="P11" style:family="paragraph" style:parent-style-name="Standard">
      <style:paragraph-properties fo:margin-top="0.423cm" fo:margin-bottom="0cm" loext:contextual-spacing="false" fo:line-height="100%"/>
      <style:text-properties style:font-name="Liberation Serif1" fo:font-size="18pt" fo:font-weight="bold" officeooo:rsid="001bc561" officeooo:paragraph-rsid="001bc561" style:font-name-asian="Times New Roman" style:font-size-asian="18pt" style:font-weight-asian="bold" style:font-name-complex="Times New Roman" style:font-size-complex="18pt"/>
    </style:style>
    <style:style style:name="P12" style:family="paragraph" style:parent-style-name="Standard">
      <style:paragraph-properties fo:margin-top="0.423cm" fo:margin-bottom="0cm" loext:contextual-spacing="false" fo:line-height="100%"/>
      <style:text-properties style:font-name="Liberation Serif1" fo:font-size="18pt" fo:font-weight="bold" officeooo:rsid="001dd99f" officeooo:paragraph-rsid="001dd99f" style:font-name-asian="Times New Roman" style:font-size-asian="18pt" style:font-weight-asian="bold" style:font-name-complex="Times New Roman" style:font-size-complex="18pt" style:font-weight-complex="bold"/>
    </style:style>
    <style:style style:name="P13" style:family="paragraph" style:parent-style-name="Standard">
      <style:paragraph-properties fo:margin-top="0.423cm" fo:margin-bottom="0cm" loext:contextual-spacing="false" fo:line-height="100%" fo:text-align="center" style:justify-single-word="false"/>
      <style:text-properties style:font-name="Liberation Serif1" fo:font-size="16pt" style:font-name-asian="Times New Roman" style:font-size-asian="16pt" style:font-name-complex="Times New Roman" style:font-size-complex="16pt"/>
    </style:style>
    <style:style style:name="P14" style:family="paragraph" style:parent-style-name="Standard">
      <style:paragraph-properties fo:margin-top="0.423cm" fo:margin-bottom="0cm" loext:contextual-spacing="false" fo:line-height="100%" fo:text-align="center" style:justify-single-word="false"/>
      <style:text-properties style:font-name="Liberation Serif1" fo:font-size="16pt" officeooo:paragraph-rsid="001ad8e9" style:font-name-asian="Times New Roman" style:font-size-asian="16pt" style:font-name-complex="Times New Roman" style:font-size-complex="16pt"/>
    </style:style>
    <style:style style:name="P15" style:family="paragraph" style:parent-style-name="Standard">
      <style:paragraph-properties fo:margin-top="0.423cm" fo:margin-bottom="0cm" loext:contextual-spacing="false" fo:line-height="100%"/>
      <style:text-properties style:font-name="Liberation Serif1" officeooo:rsid="001bc561" officeooo:paragraph-rsid="001bc561"/>
    </style:style>
    <style:style style:name="P16" style:family="paragraph" style:parent-style-name="Standard">
      <style:paragraph-properties fo:margin-top="0.423cm" fo:margin-bottom="0cm" loext:contextual-spacing="false" fo:line-height="100%"/>
      <style:text-properties style:font-name="Liberation Serif1"/>
    </style:style>
    <style:style style:name="P17" style:family="paragraph" style:parent-style-name="Standard">
      <style:paragraph-properties fo:margin-top="0.423cm" fo:margin-bottom="0cm" loext:contextual-spacing="false" fo:line-height="100%"/>
      <style:text-properties style:font-name="Liberation Serif1" fo:font-weight="bold" officeooo:rsid="001dd99f" officeooo:paragraph-rsid="001dd99f" style:font-weight-asian="bold" style:font-weight-complex="bold"/>
    </style:style>
    <style:style style:name="P18" style:family="paragraph" style:parent-style-name="Standard">
      <style:paragraph-properties fo:margin-top="0.423cm" fo:margin-bottom="0cm" loext:contextual-spacing="false" fo:line-height="100%"/>
      <style:text-properties style:font-name="Liberation Serif1" fo:font-size="17pt" fo:font-weight="bold" officeooo:rsid="001bc561" officeooo:paragraph-rsid="001bc561" style:font-name-asian="Times New Roman" style:font-size-asian="17pt" style:font-weight-asian="bold" style:font-name-complex="Times New Roman" style:font-size-complex="17pt"/>
    </style:style>
    <style:style style:name="P19" style:family="paragraph" style:parent-style-name="Standard">
      <style:paragraph-properties fo:margin-top="0.423cm" fo:margin-bottom="0cm" loext:contextual-spacing="false" fo:line-height="100%"/>
      <style:text-properties style:font-name="Liberation Serif1" fo:font-size="17pt" fo:font-weight="bold" style:font-name-asian="Times New Roman" style:font-size-asian="17pt" style:font-weight-asian="bold" style:font-name-complex="Times New Roman" style:font-size-complex="17pt"/>
    </style:style>
    <style:style style:name="P20" style:family="paragraph" style:parent-style-name="Standard">
      <style:paragraph-properties fo:text-align="center" style:justify-single-word="false"/>
      <style:text-properties style:font-name="Liberation Serif1" fo:font-size="20pt" style:font-name-asian="Times New Roman" style:font-size-asian="20pt" style:font-name-complex="Times New Roman" style:font-size-complex="20pt"/>
    </style:style>
    <style:style style:name="P21" style:family="paragraph" style:parent-style-name="Standard">
      <style:paragraph-properties fo:text-align="center" style:justify-single-word="false"/>
      <style:text-properties style:font-name="Liberation Serif1" fo:font-size="20pt" officeooo:paragraph-rsid="001a1e7f" style:font-name-asian="Times New Roman" style:font-size-asian="20pt" style:font-name-complex="Times New Roman" style:font-size-complex="20pt"/>
    </style:style>
    <style:style style:name="P22" style:family="paragraph" style:parent-style-name="Standard">
      <style:text-properties style:font-name="Liberation Serif1" fo:font-size="16pt" style:font-name-asian="Times New Roman" style:font-size-asian="16pt" style:font-name-complex="Times New Roman" style:font-size-complex="16pt"/>
    </style:style>
    <style:style style:name="P23" style:family="paragraph" style:parent-style-name="Standard">
      <style:text-properties style:font-name="Liberation Serif1" fo:font-size="18pt" fo:font-weight="normal" officeooo:rsid="0020836f" officeooo:paragraph-rsid="0020836f" style:font-name-asian="Times New Roman" style:font-size-asian="18pt" style:font-weight-asian="normal" style:font-name-complex="Times New Roman" style:font-size-complex="18pt" style:font-weight-complex="normal"/>
    </style:style>
    <style:style style:name="P24" style:family="paragraph" style:parent-style-name="Standard">
      <style:text-properties officeooo:rsid="0020836f" officeooo:paragraph-rsid="0020836f"/>
    </style:style>
    <style:style style:name="P25" style:family="paragraph" style:parent-style-name="Standard">
      <style:paragraph-properties fo:text-align="justify" style:justify-single-word="false"/>
      <style:text-properties officeooo:paragraph-rsid="003d7412"/>
    </style:style>
    <style:style style:name="P26" style:family="paragraph" style:parent-style-name="Standard">
      <style:paragraph-properties fo:text-align="justify" style:justify-single-word="false"/>
      <style:text-properties officeooo:paragraph-rsid="003f42e5"/>
    </style:style>
    <style:style style:name="P27"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1" fo:font-size="18pt" style:font-name-asian="Times New Roman" style:font-size-asian="18pt" style:font-name-complex="Times New Roman" style:font-size-complex="18pt"/>
    </style:style>
    <style:style style:name="P28"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1" fo:font-size="18pt" officeooo:paragraph-rsid="001bc561" style:font-name-asian="Times New Roman" style:font-size-asian="18pt" style:font-name-complex="Times New Roman" style:font-size-complex="18pt"/>
    </style:style>
    <style:style style:name="P29"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1" fo:font-size="18pt" officeooo:paragraph-rsid="0020836f" style:font-name-asian="Times New Roman" style:font-size-asian="18pt" style:font-name-complex="Times New Roman" style:font-size-complex="18pt"/>
    </style:style>
    <style:style style:name="P30" style:family="paragraph" style:parent-style-name="Standard">
      <style:paragraph-properties fo:margin-left="0cm" fo:margin-right="0cm" fo:margin-top="0.423cm" fo:margin-bottom="0cm" loext:contextual-spacing="false" fo:line-height="100%" fo:text-indent="1.27cm" style:auto-text-indent="false"/>
      <style:text-properties style:font-name="Liberation Serif1" fo:font-size="18pt" officeooo:rsid="001bc561" officeooo:paragraph-rsid="001bc561" style:font-name-asian="Times New Roman" style:font-size-asian="18pt" style:font-name-complex="Times New Roman" style:font-size-complex="18pt"/>
    </style:style>
    <style:style style:name="P31" style:family="paragraph" style:parent-style-name="Standard">
      <style:paragraph-properties fo:margin-left="0cm" fo:margin-right="0cm" fo:margin-top="0.423cm" fo:margin-bottom="0cm" loext:contextual-spacing="false" fo:line-height="100%" fo:text-indent="0cm" style:auto-text-indent="false"/>
      <style:text-properties style:font-name="Liberation Serif1" fo:font-size="18pt" style:font-name-asian="Times New Roman" style:font-size-asian="18pt" style:font-name-complex="Times New Roman" style:font-size-complex="18pt"/>
    </style:style>
    <style:style style:name="P32" style:family="paragraph" style:parent-style-name="Footnote">
      <style:text-properties officeooo:paragraph-rsid="002ef491"/>
    </style:style>
    <style:style style:name="P33" style:family="paragraph" style:parent-style-name="Heading_20_1">
      <style:paragraph-properties fo:margin-left="0cm" fo:margin-right="1.101cm" fo:text-indent="0cm" style:auto-text-indent="false"/>
      <style:text-properties fo:font-size="16pt" fo:font-weight="bold" style:font-size-asian="16pt" style:font-weight-asian="bold" style:font-size-complex="16pt" style:font-weight-complex="bold"/>
    </style:style>
    <style:style style:name="P34" style:family="paragraph" style:parent-style-name="Heading_20_3">
      <style:text-properties fo:font-size="14pt" fo:font-weight="bold" officeooo:rsid="00349386" officeooo:paragraph-rsid="00349386" style:font-size-asian="14pt" style:font-weight-asian="bold" style:font-size-complex="14pt" style:font-weight-complex="bold"/>
    </style:style>
    <style:style style:name="P35"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style:font-name="Liberation Serif1" fo:font-size="18pt" fo:font-weight="normal" officeooo:rsid="0027139e" officeooo:paragraph-rsid="0027139e" style:font-name-asian="Times New Roman" style:font-size-asian="18pt" style:font-weight-asian="normal" style:font-name-complex="Times New Roman" style:font-size-complex="18pt" style:font-weight-complex="normal"/>
    </style:style>
    <style:style style:name="P36" style:family="paragraph" style:parent-style-name="Standard">
      <loext:graphic-properties draw:fill="none"/>
      <style:paragraph-properties fo:margin-left="-1.101cm" fo:margin-right="-1.101cm" fo:line-height="115%" fo:text-indent="0cm" style:auto-text-indent="false" fo:background-color="transparent">
        <style:tab-stops/>
      </style:paragraph-properties>
      <style:text-properties style:font-name="Liberation Serif1" fo:font-size="18pt" fo:font-weight="normal" officeooo:rsid="0022bf32" officeooo:paragraph-rsid="0022506c" style:font-name-asian="Times New Roman" style:font-size-asian="18pt" style:font-weight-asian="normal" style:font-name-complex="Times New Roman" style:font-size-complex="18pt" style:font-weight-complex="normal"/>
    </style:style>
    <style:style style:name="P37"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3354a5"/>
    </style:style>
    <style:style style:name="P38"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397615"/>
    </style:style>
    <style:style style:name="P39"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3b4782"/>
    </style:style>
    <style:style style:name="P40" style:family="paragraph" style:parent-style-name="Standard" style:master-page-name="">
      <loext:graphic-properties draw:fill="none"/>
      <style:paragraph-properties fo:margin-left="-1.101cm" fo:margin-right="-1.101cm" fo:line-height="115%" fo:text-align="justify" style:justify-single-word="false" fo:text-indent="0cm" style:auto-text-indent="false" style:page-number="auto" fo:background-color="transparent">
        <style:tab-stops/>
      </style:paragraph-properties>
      <style:text-properties officeooo:paragraph-rsid="00253e86"/>
    </style:style>
    <style:style style:name="P41" style:family="paragraph" style:parent-style-name="Text_20_body">
      <style:paragraph-properties fo:margin-left="-1.101cm" fo:margin-right="-1.101cm" fo:text-align="justify" style:justify-single-word="false" fo:text-indent="0cm" style:auto-text-indent="false"/>
      <style:text-properties officeooo:paragraph-rsid="003d7412"/>
    </style:style>
    <style:style style:name="P42" style:family="paragraph" style:parent-style-name="Heading_20_3">
      <style:text-properties fo:color="#434343" style:font-name="Liberation Serif1" fo:font-size="14pt" fo:font-weight="bold" officeooo:rsid="003354a5" officeooo:paragraph-rsid="003354a5" style:font-size-asian="14pt" style:font-weight-asian="bold" style:font-size-complex="14pt" style:font-weight-complex="bold"/>
    </style:style>
    <style:style style:name="P43" style:family="paragraph" style:parent-style-name="Standard" style:master-page-name="Standard">
      <style:paragraph-properties fo:text-align="center" style:justify-single-word="false" style:page-number="1"/>
      <style:text-properties style:font-name="Liberation Serif1" fo:font-size="18pt" style:font-name-asian="Times New Roman" style:font-size-asian="18pt" style:font-name-complex="Times New Roman" style:font-size-complex="18pt"/>
    </style:style>
    <style:style style:name="P44" style:family="paragraph" style:parent-style-name="Standard">
      <style:paragraph-properties fo:margin-top="0.423cm" fo:margin-bottom="0cm" loext:contextual-spacing="false" fo:line-height="100%"/>
      <style:text-properties style:font-name="Liberation Serif1" fo:font-size="18pt" officeooo:paragraph-rsid="0036efd2" style:font-name-asian="Times New Roman" style:font-size-asian="18pt" style:font-name-complex="Times New Roman" style:font-size-complex="18pt"/>
    </style:style>
    <style:style style:name="P45" style:family="paragraph" style:parent-style-name="Standard">
      <style:paragraph-properties fo:margin-top="0.423cm" fo:margin-bottom="0cm" loext:contextual-spacing="false" fo:line-height="100%"/>
      <style:text-properties style:font-name="Liberation Serif1" fo:font-size="18pt" fo:font-weight="bold" officeooo:rsid="0020836f" officeooo:paragraph-rsid="0036efd2" style:font-name-asian="Times New Roman" style:font-size-asian="18pt" style:font-weight-asian="bold" style:font-name-complex="Times New Roman" style:font-size-complex="18pt" style:font-weight-complex="bold"/>
    </style:style>
    <style:style style:name="P46" style:family="paragraph" style:parent-style-name="Standard">
      <style:paragraph-properties fo:text-align="justify" style:justify-single-word="false"/>
      <style:text-properties style:font-name="Liberation Serif1" officeooo:rsid="003c70b2" officeooo:paragraph-rsid="003f42e5"/>
    </style:style>
    <style:style style:name="P47" style:family="paragraph" style:parent-style-name="Standard">
      <style:paragraph-properties fo:text-align="justify" style:justify-single-word="false"/>
      <style:text-properties style:font-name="Liberation Serif1" officeooo:rsid="003d7412" officeooo:paragraph-rsid="003d7412"/>
    </style:style>
    <style:style style:name="P48" style:family="paragraph" style:parent-style-name="Standard">
      <style:paragraph-properties fo:text-align="justify" style:justify-single-word="false"/>
      <style:text-properties style:font-name="Liberation Serif1" officeooo:paragraph-rsid="003c5340"/>
    </style:style>
    <style:style style:name="P49" style:family="paragraph" style:parent-style-name="Standard">
      <style:text-properties style:font-name="Liberation Serif1" fo:font-weight="bold" officeooo:rsid="0035f392" officeooo:paragraph-rsid="0035f392" style:font-weight-asian="bold" style:font-weight-complex="bold"/>
    </style:style>
    <style:style style:name="P50"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style:font-name="Liberation Serif1" fo:font-size="18pt" fo:font-weight="normal" officeooo:rsid="002e0557" officeooo:paragraph-rsid="002e0557" style:font-name-asian="Times New Roman" style:font-size-asian="18pt" style:font-weight-asian="normal" style:font-name-complex="Times New Roman" style:font-size-complex="18pt" style:font-weight-complex="normal"/>
    </style:style>
    <style:style style:name="P51"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400baf"/>
    </style:style>
    <style:style style:name="P52" style:family="paragraph" style:parent-style-name="Standard">
      <loext:graphic-properties draw:fill="none"/>
      <style:paragraph-properties fo:margin-left="-1.101cm" fo:margin-right="-1.101cm" fo:line-height="115%" fo:text-align="justify" style:justify-single-word="false" fo:text-indent="0cm" style:auto-text-indent="false" fo:background-color="transparent">
        <style:tab-stops/>
      </style:paragraph-properties>
      <style:text-properties officeooo:paragraph-rsid="002f9963"/>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518e"/>
    </style:style>
    <style:style style:name="T2" style:family="text">
      <style:text-properties fo:font-weight="normal" style:font-weight-asian="normal" style:font-weight-complex="normal"/>
    </style:style>
    <style:style style:name="T3" style:family="text">
      <style:text-properties officeooo:rsid="001bc561"/>
    </style:style>
    <style:style style:name="T4" style:family="text">
      <style:text-properties fo:font-weight="bold" style:font-weight-asian="bold"/>
    </style:style>
    <style:style style:name="T5" style:family="text">
      <style:text-properties style:text-position="sub 58%"/>
    </style:style>
    <style:style style:name="T6" style:family="text">
      <style:text-properties style:text-position="sub 58%" officeooo:rsid="001cfa05"/>
    </style:style>
    <style:style style:name="T7" style:family="text">
      <style:text-properties style:text-position="sub 58%" officeooo:rsid="001dd99f"/>
    </style:style>
    <style:style style:name="T8" style:family="text">
      <style:text-properties officeooo:rsid="001dd99f"/>
    </style:style>
    <style:style style:name="T9" style:family="text">
      <style:text-properties fo:font-size="18pt" fo:font-weight="bold" style:font-name-asian="Times New Roman" style:font-size-asian="18pt" style:font-weight-asian="bold" style:font-name-complex="Times New Roman" style:font-size-complex="18pt"/>
    </style:style>
    <style:style style:name="T10" style:family="text">
      <style:text-properties fo:font-size="18pt" fo:font-weight="bold" officeooo:rsid="001bc561" style:font-name-asian="Times New Roman" style:font-size-asian="18pt" style:font-weight-asian="bold" style:font-name-complex="Times New Roman" style:font-size-complex="18pt"/>
    </style:style>
    <style:style style:name="T11" style:family="text">
      <style:text-properties fo:font-size="18pt" fo:font-weight="normal" style:font-name-asian="Times New Roman" style:font-size-asian="18pt" style:font-weight-asian="normal" style:font-name-complex="Times New Roman" style:font-size-complex="18pt" style:font-weight-complex="normal"/>
    </style:style>
    <style:style style:name="T12" style:family="text">
      <style:text-properties fo:font-size="18pt" style:font-name-asian="Times New Roman" style:font-size-asian="18pt" style:font-name-complex="Times New Roman" style:font-size-complex="18pt"/>
    </style:style>
    <style:style style:name="T13" style:family="text">
      <style:text-properties fo:font-size="18pt" officeooo:rsid="001bc561" style:font-name-asian="Times New Roman" style:font-size-asian="18pt" style:font-name-complex="Times New Roman" style:font-size-complex="18pt"/>
    </style:style>
    <style:style style:name="T14" style:family="text">
      <style:text-properties style:font-name="Liberation Serif1"/>
    </style:style>
    <style:style style:name="T15" style:family="text">
      <style:text-properties style:font-name="Liberation Serif1" fo:font-size="12pt" fo:font-weight="normal" officeooo:rsid="0022506c" style:font-name-asian="Times New Roman" style:font-size-asian="12pt" style:font-weight-asian="normal" style:font-name-complex="Times New Roman" style:font-size-complex="12pt" style:font-weight-complex="normal"/>
    </style:style>
    <style:style style:name="T16" style:family="text">
      <style:text-properties style:font-name="Liberation Serif1" fo:font-size="12pt" fo:font-weight="normal" officeooo:rsid="00240ef3" style:font-name-asian="Times New Roman" style:font-size-asian="12pt" style:font-weight-asian="normal" style:font-name-complex="Times New Roman" style:font-size-complex="12pt" style:font-weight-complex="normal"/>
    </style:style>
    <style:style style:name="T17" style:family="text">
      <style:text-properties style:font-name="Liberation Serif1" fo:font-size="12pt" fo:font-weight="normal" officeooo:rsid="00276eee" style:font-name-asian="Times New Roman" style:font-size-asian="12pt" style:font-weight-asian="normal" style:font-name-complex="Times New Roman" style:font-size-complex="12pt" style:font-weight-complex="normal"/>
    </style:style>
    <style:style style:name="T18" style:family="text">
      <style:text-properties style:font-name="Liberation Serif1" fo:font-size="12pt" fo:font-weight="normal" officeooo:rsid="0022bf32" style:font-name-asian="Times New Roman" style:font-size-asian="12pt" style:font-weight-asian="normal" style:font-name-complex="Times New Roman" style:font-size-complex="12pt" style:font-weight-complex="normal"/>
    </style:style>
    <style:style style:name="T19" style:family="text">
      <style:text-properties style:font-name="Liberation Serif1" fo:font-size="12pt" fo:font-weight="normal" officeooo:rsid="00253e86" style:font-name-asian="Times New Roman" style:font-size-asian="12pt" style:font-weight-asian="normal" style:font-name-complex="Times New Roman" style:font-size-complex="12pt" style:font-weight-complex="normal"/>
    </style:style>
    <style:style style:name="T20" style:family="text">
      <style:text-properties style:font-name="Liberation Serif1" fo:font-size="12pt" fo:font-weight="normal" officeooo:rsid="002f9963" style:font-name-asian="Times New Roman" style:font-size-asian="12pt" style:font-weight-asian="normal" style:font-name-complex="Times New Roman" style:font-size-complex="12pt" style:font-weight-complex="normal"/>
    </style:style>
    <style:style style:name="T21" style:family="text">
      <style:text-properties style:font-name="Liberation Serif1" fo:font-size="12pt" fo:font-weight="normal" officeooo:rsid="002e0557" style:font-name-asian="Times New Roman" style:font-size-asian="12pt" style:font-weight-asian="normal" style:font-name-complex="Times New Roman" style:font-size-complex="12pt" style:font-weight-complex="normal"/>
    </style:style>
    <style:style style:name="T22" style:family="text">
      <style:text-properties style:font-name="Liberation Serif1" fo:font-size="12pt" fo:font-weight="normal" officeooo:rsid="002ef491" style:font-name-asian="Times New Roman" style:font-size-asian="12pt" style:font-weight-asian="normal" style:font-name-complex="Times New Roman" style:font-size-complex="12pt" style:font-weight-complex="normal"/>
    </style:style>
    <style:style style:name="T23" style:family="text">
      <style:text-properties style:font-name="Liberation Serif1" fo:font-size="12pt" fo:font-weight="normal" officeooo:rsid="0030e12c" style:font-name-asian="Times New Roman" style:font-size-asian="12pt" style:font-weight-asian="normal" style:font-name-complex="Times New Roman" style:font-size-complex="12pt" style:font-weight-complex="normal"/>
    </style:style>
    <style:style style:name="T24" style:family="text">
      <style:text-properties style:font-name="Liberation Serif1" fo:font-size="12pt" fo:font-weight="normal" officeooo:rsid="00328461" style:font-name-asian="Times New Roman" style:font-size-asian="12pt" style:font-weight-asian="normal" style:font-name-complex="Times New Roman" style:font-size-complex="12pt" style:font-weight-complex="normal"/>
    </style:style>
    <style:style style:name="T25" style:family="text">
      <style:text-properties style:font-name="Liberation Serif1" fo:font-size="12pt" fo:font-weight="normal" officeooo:rsid="003354a5" style:font-name-asian="Times New Roman" style:font-size-asian="12pt" style:font-weight-asian="normal" style:font-name-complex="Times New Roman" style:font-size-complex="12pt" style:font-weight-complex="normal"/>
    </style:style>
    <style:style style:name="T26" style:family="text">
      <style:text-properties style:font-name="Liberation Serif1" fo:font-size="12pt" fo:font-weight="normal" officeooo:rsid="0037fdbe" style:font-name-asian="Times New Roman" style:font-size-asian="12pt" style:font-weight-asian="normal" style:font-name-complex="Times New Roman" style:font-size-complex="12pt" style:font-weight-complex="normal"/>
    </style:style>
    <style:style style:name="T27" style:family="text">
      <style:text-properties style:font-name="Liberation Serif1" fo:font-size="12pt" fo:font-weight="normal" officeooo:rsid="00397615" style:font-name-asian="Times New Roman" style:font-size-asian="12pt" style:font-weight-asian="normal" style:font-name-complex="Times New Roman" style:font-size-complex="12pt" style:font-weight-complex="normal"/>
    </style:style>
    <style:style style:name="T28" style:family="text">
      <style:text-properties style:font-name="Liberation Serif1" fo:font-size="12pt" fo:font-weight="normal" officeooo:rsid="003a3bdf" style:font-name-asian="Times New Roman" style:font-size-asian="12pt" style:font-weight-asian="normal" style:font-name-complex="Times New Roman" style:font-size-complex="12pt" style:font-weight-complex="normal"/>
    </style:style>
    <style:style style:name="T29" style:family="text">
      <style:text-properties style:font-name="Liberation Serif1" fo:font-size="12pt" fo:font-weight="normal" officeooo:rsid="003ad4a6" style:font-name-asian="Times New Roman" style:font-size-asian="12pt" style:font-weight-asian="normal" style:font-name-complex="Times New Roman" style:font-size-complex="12pt" style:font-weight-complex="normal"/>
    </style:style>
    <style:style style:name="T30" style:family="text">
      <style:text-properties style:font-name="Liberation Serif1" fo:font-size="12pt" fo:font-weight="normal" officeooo:rsid="003b0718" style:font-name-asian="Times New Roman" style:font-size-asian="12pt" style:font-weight-asian="normal" style:font-name-complex="Times New Roman" style:font-size-complex="12pt" style:font-weight-complex="normal"/>
    </style:style>
    <style:style style:name="T31" style:family="text">
      <style:text-properties style:font-name="Liberation Serif1" fo:font-size="12pt" fo:font-weight="normal" officeooo:rsid="0027139e" style:font-name-asian="Times New Roman" style:font-size-asian="12pt" style:font-weight-asian="normal" style:font-name-complex="Times New Roman" style:font-size-complex="12pt" style:font-weight-complex="normal"/>
    </style:style>
    <style:style style:name="T32" style:family="text">
      <style:text-properties style:font-name="Liberation Serif1" fo:font-size="12pt" fo:font-weight="normal" officeooo:rsid="0028d133" style:font-name-asian="Times New Roman" style:font-size-asian="12pt" style:font-weight-asian="normal" style:font-name-complex="Times New Roman" style:font-size-complex="12pt" style:font-weight-complex="normal"/>
    </style:style>
    <style:style style:name="T33" style:family="text">
      <style:text-properties style:font-name="Liberation Serif1" fo:font-size="12pt" fo:font-weight="normal" officeooo:rsid="00400baf" style:font-name-asian="Times New Roman" style:font-size-asian="12pt" style:font-weight-asian="normal" style:font-name-complex="Times New Roman" style:font-size-complex="12pt" style:font-weight-complex="normal"/>
    </style:style>
    <style:style style:name="T34" style:family="text">
      <style:text-properties style:font-name="Liberation Serif1" fo:font-size="12pt" fo:font-weight="normal" officeooo:rsid="0029204c" style:font-name-asian="Times New Roman" style:font-size-asian="12pt" style:font-weight-asian="normal" style:font-name-complex="Times New Roman" style:font-size-complex="12pt" style:font-weight-complex="normal"/>
    </style:style>
    <style:style style:name="T35" style:family="text">
      <style:text-properties style:font-name="Liberation Serif1" fo:font-size="12pt" fo:font-weight="normal" officeooo:rsid="002a29b7" style:font-name-asian="Times New Roman" style:font-size-asian="12pt" style:font-weight-asian="normal" style:font-name-complex="Times New Roman" style:font-size-complex="12pt" style:font-weight-complex="normal"/>
    </style:style>
    <style:style style:name="T36" style:family="text">
      <style:text-properties style:font-name="Liberation Serif1" fo:font-size="12pt" fo:font-weight="normal" officeooo:rsid="002a3f13" style:font-name-asian="Times New Roman" style:font-size-asian="12pt" style:font-weight-asian="normal" style:font-name-complex="Times New Roman" style:font-size-complex="12pt" style:font-weight-complex="normal"/>
    </style:style>
    <style:style style:name="T37" style:family="text">
      <style:text-properties style:font-name="Liberation Serif1" fo:font-size="12pt" fo:font-weight="normal" officeooo:rsid="002a8256" style:font-name-asian="Times New Roman" style:font-size-asian="12pt" style:font-weight-asian="normal" style:font-name-complex="Times New Roman" style:font-size-complex="12pt" style:font-weight-complex="normal"/>
    </style:style>
    <style:style style:name="T38" style:family="text">
      <style:text-properties style:font-name="Liberation Serif1" fo:font-size="12pt" fo:font-weight="normal" officeooo:rsid="002bdb20" style:font-name-asian="Times New Roman" style:font-size-asian="12pt" style:font-weight-asian="normal" style:font-name-complex="Times New Roman" style:font-size-complex="12pt" style:font-weight-complex="normal"/>
    </style:style>
    <style:style style:name="T39" style:family="text">
      <style:text-properties style:font-name="Liberation Serif1" fo:font-size="12pt" fo:font-weight="normal" officeooo:rsid="002cd55b" style:font-name-asian="Times New Roman" style:font-size-asian="12pt" style:font-weight-asian="normal" style:font-name-complex="Times New Roman" style:font-size-complex="12pt" style:font-weight-complex="normal"/>
    </style:style>
    <style:style style:name="T40" style:family="text">
      <style:text-properties style:font-name="Liberation Serif1" fo:font-size="12pt" fo:font-weight="normal" officeooo:rsid="0035f392" style:font-size-asian="10.5pt" style:font-weight-asian="normal" style:font-size-complex="12pt" style:font-weight-complex="normal"/>
    </style:style>
    <style:style style:name="T41" style:family="text">
      <style:text-properties style:font-name="Liberation Serif1" fo:font-size="12pt" fo:font-weight="normal" officeooo:rsid="003b4782" style:font-size-asian="10.5pt" style:font-weight-asian="normal" style:font-size-complex="12pt" style:font-weight-complex="normal"/>
    </style:style>
    <style:style style:name="T42" style:family="text">
      <style:text-properties style:font-name="Liberation Serif1" fo:font-size="12pt" fo:font-weight="normal" officeooo:rsid="003c5340" style:font-size-asian="10.5pt" style:font-weight-asian="normal" style:font-size-complex="12pt" style:font-weight-complex="normal"/>
    </style:style>
    <style:style style:name="T43" style:family="text">
      <style:text-properties style:font-name="Liberation Serif1" fo:font-size="12pt" officeooo:rsid="003c5340"/>
    </style:style>
    <style:style style:name="T44" style:family="text">
      <style:text-properties style:font-name="Liberation Serif1" fo:font-size="12pt" officeooo:rsid="003c70b2"/>
    </style:style>
    <style:style style:name="T45" style:family="text">
      <style:text-properties style:font-name="Liberation Serif1" fo:font-size="12pt" officeooo:rsid="003d7412"/>
    </style:style>
    <style:style style:name="T46" style:family="text">
      <style:text-properties style:font-name="Liberation Serif1" fo:font-size="12pt" officeooo:rsid="00400baf" style:font-name-asian="Times New Roman" style:font-size-asian="12pt" style:font-name-complex="Times New Roman" style:font-size-complex="12pt"/>
    </style:style>
    <style:style style:name="T47" style:family="text">
      <style:text-properties style:font-name="Liberation Serif1" fo:font-size="12pt" fo:font-weight="bold" officeooo:rsid="00400baf" style:font-name-asian="Times New Roman" style:font-size-asian="12pt" style:font-weight-asian="bold" style:font-name-complex="Times New Roman" style:font-size-complex="12pt" style:font-weight-complex="bold"/>
    </style:style>
    <style:style style:name="T48" style:family="text">
      <style:text-properties style:font-name="Liberation Serif1" fo:font-size="12pt" fo:font-weight="bold" officeooo:rsid="002ef491" style:font-name-asian="Times New Roman" style:font-size-asian="12pt" style:font-weight-asian="bold" style:font-name-complex="Times New Roman" style:font-size-complex="12pt" style:font-weight-complex="bold"/>
    </style:style>
    <style:style style:name="T49" style:family="text">
      <style:text-properties style:font-name="Liberation Serif1" fo:font-size="12pt" fo:font-weight="bold" officeooo:rsid="002cd55b" style:font-name-asian="Times New Roman" style:font-size-asian="12pt" style:font-weight-asian="bold" style:font-name-complex="Times New Roman" style:font-size-complex="12pt" style:font-weight-complex="bold"/>
    </style:style>
    <style:style style:name="T50" style:family="text">
      <style:text-properties style:font-name="Liberation Serif1" fo:font-size="12pt" fo:font-weight="bold" officeooo:rsid="00253e86" style:font-name-asian="Times New Roman" style:font-size-asian="12pt" style:font-weight-asian="bold" style:font-name-complex="Times New Roman" style:font-size-complex="12pt" style:font-weight-complex="bold"/>
    </style:style>
    <style:style style:name="T51" style:family="text">
      <style:text-properties style:font-name="Liberation Serif1" style:font-name-asian="Times New Roman" style:font-name-complex="Times New Roman"/>
    </style:style>
    <style:style style:name="T52" style:family="text">
      <style:text-properties style:font-name="Liberation Serif1" officeooo:rsid="00400baf" style:font-name-asian="Times New Roman" style:font-name-complex="Times New Roman"/>
    </style:style>
    <style:style style:name="T53" style:family="text">
      <style:text-properties style:font-name="Liberation Serif1" fo:font-weight="normal" officeooo:rsid="00253e86" style:font-name-asian="Times New Roman" style:font-weight-asian="normal" style:font-name-complex="Times New Roman" style:font-weight-complex="normal"/>
    </style:style>
    <style:style style:name="T54" style:family="text">
      <style:text-properties style:font-name="Liberation Serif1" fo:font-weight="normal" officeooo:rsid="0027139e" style:font-name-asian="Times New Roman" style:font-weight-asian="normal" style:font-name-complex="Times New Roman" style:font-weight-complex="normal"/>
    </style:style>
    <style:style style:name="T55" style:family="text">
      <style:text-properties style:font-name="Liberation Serif1" fo:font-weight="normal" officeooo:rsid="00276eee" style:font-name-asian="Times New Roman" style:font-weight-asian="normal" style:font-name-complex="Times New Roman" style:font-weight-complex="normal"/>
    </style:style>
    <style:style style:name="T56" style:family="text">
      <style:text-properties style:font-name="Liberation Serif1" fo:font-weight="normal" officeooo:rsid="0028d133" style:font-name-asian="Times New Roman" style:font-weight-asian="normal" style:font-name-complex="Times New Roman" style:font-weight-complex="normal"/>
    </style:style>
    <style:style style:name="T57" style:family="text">
      <style:text-properties style:font-name="Liberation Serif1" fo:font-weight="normal" officeooo:rsid="0029204c" style:font-name-asian="Times New Roman" style:font-weight-asian="normal" style:font-name-complex="Times New Roman" style:font-weight-complex="normal"/>
    </style:style>
    <style:style style:name="T58" style:family="text">
      <style:text-properties style:font-name="Liberation Serif1" fo:font-weight="normal" officeooo:rsid="002a29b7" style:font-name-asian="Times New Roman" style:font-weight-asian="normal" style:font-name-complex="Times New Roman" style:font-weight-complex="normal"/>
    </style:style>
    <style:style style:name="T59" style:family="text">
      <style:text-properties style:font-name="Liberation Serif1" fo:font-weight="normal" officeooo:rsid="002a3f13" style:font-name-asian="Times New Roman" style:font-weight-asian="normal" style:font-name-complex="Times New Roman" style:font-weight-complex="normal"/>
    </style:style>
    <style:style style:name="T60" style:family="text">
      <style:text-properties style:font-name="Liberation Serif1" fo:font-weight="normal" officeooo:rsid="002e0557" style:font-name-asian="Times New Roman" style:font-weight-asian="normal" style:font-name-complex="Times New Roman" style:font-weight-complex="normal"/>
    </style:style>
    <style:style style:name="T61" style:family="text">
      <style:text-properties style:font-name="Liberation Serif1" fo:font-weight="normal" officeooo:rsid="002a8256" style:font-name-asian="Times New Roman" style:font-weight-asian="normal" style:font-name-complex="Times New Roman" style:font-weight-complex="normal"/>
    </style:style>
    <style:style style:name="T62" style:family="text">
      <style:text-properties style:font-name="Liberation Serif1" fo:font-weight="normal" officeooo:rsid="002bdb20" style:font-name-asian="Times New Roman" style:font-weight-asian="normal" style:font-name-complex="Times New Roman" style:font-weight-complex="normal"/>
    </style:style>
    <style:style style:name="T63" style:family="text">
      <style:text-properties style:font-name="Liberation Serif1" fo:font-weight="normal" officeooo:rsid="002cd55b" style:font-name-asian="Times New Roman" style:font-weight-asian="normal" style:font-name-complex="Times New Roman" style:font-weight-complex="normal"/>
    </style:style>
    <style:style style:name="T64" style:family="text">
      <style:text-properties style:font-name="Liberation Serif1" fo:font-weight="normal" officeooo:rsid="002ef491" style:font-name-asian="Times New Roman" style:font-weight-asian="normal" style:font-name-complex="Times New Roman" style:font-weight-complex="normal"/>
    </style:style>
    <style:style style:name="T65" style:family="text">
      <style:text-properties style:font-name="Liberation Serif1" fo:font-weight="normal" officeooo:rsid="002f9963" style:font-name-asian="Times New Roman" style:font-weight-asian="normal" style:font-name-complex="Times New Roman" style:font-weight-complex="normal"/>
    </style:style>
    <style:style style:name="T66" style:family="text">
      <style:text-properties style:font-name="Liberation Serif1" fo:font-weight="normal" officeooo:rsid="0037fdbe" style:font-name-asian="Times New Roman" style:font-weight-asian="normal" style:font-name-complex="Times New Roman" style:font-weight-complex="normal"/>
    </style:style>
    <style:style style:name="T67" style:family="text">
      <style:text-properties style:font-name="Liberation Serif1" fo:font-weight="normal" officeooo:rsid="00400baf" style:font-name-asian="Times New Roman" style:font-weight-asian="normal" style:font-name-complex="Times New Roman" style:font-weight-complex="normal"/>
    </style:style>
    <style:style style:name="T68" style:family="text">
      <style:text-properties style:font-name="Liberation Serif1" officeooo:rsid="0035f392"/>
    </style:style>
    <style:style style:name="T69" style:family="text">
      <style:text-properties style:font-name="Liberation Serif1" officeooo:rsid="003c5340"/>
    </style:style>
    <style:style style:name="T70" style:family="text">
      <style:text-properties style:font-name="Liberation Serif1" officeooo:rsid="003c70b2"/>
    </style:style>
    <style:style style:name="T71" style:family="text">
      <style:text-properties style:font-name="Liberation Serif1" officeooo:rsid="003d7412"/>
    </style:style>
    <style:style style:name="T72" style:family="text">
      <style:text-properties officeooo:rsid="002ef491"/>
    </style:style>
    <style:style style:name="T73" style:family="text">
      <style:text-properties style:font-name="Liberation Serif" fo:font-size="10pt" officeooo:rsid="002ef491" style:font-size-asian="10pt" style:font-size-complex="10pt"/>
    </style:style>
    <style:style style:name="T74" style:family="text">
      <style:text-properties fo:color="#000000" style:font-name="Liberation Serif1" officeooo:rsid="003d7412"/>
    </style:style>
    <style:style style:name="T75" style:family="text">
      <style:text-properties fo:color="#000000" style:font-name="Liberation Serif1" fo:font-size="12pt" officeooo:rsid="003d7412"/>
    </style:style>
    <style:style style:name="T76" style:family="text">
      <style:text-properties officeooo:rsid="00400baf"/>
    </style:style>
    <style:style style:name="T77" style:family="text">
      <style:text-properties fo:font-variant="normal" fo:text-transform="none" style:use-window-font-color="true" style:text-outline="false" style:text-line-through-style="none" style:text-line-through-type="none" style:text-position="0% 100%" style:font-name="Arial" fo:font-size="10pt" fo:letter-spacing="normal" fo:language="el"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Αριστοτέλειο Πανεπιστήμιο Θεσσαλονίκης</text:p>
      <text:p text:style-name="P7">Σχολή Θετικών Επιστημών</text:p>
      <text:p text:style-name="P13">Τμήμα Πληροφορικής</text:p>
      <text:p text:style-name="P5"/>
      <text:p text:style-name="P20">Πτυχιακή Εργασία</text:p>
      <text:p text:style-name="P21">Θέμα:</text:p>
      <text:p text:style-name="P2"><text:bookmark text:name="_lgq8q3bq41io"/>Έρευνα ενδιαφέροντος και δημοτικότητας ευπαθειών λογισμικού στο Twitter</text:p>
      <text:p text:style-name="P5"/>
      <text:p text:style-name="P22">Subject: Research of interest and popularity about Software Vulnerabilities on Twitter</text:p>
      <text:p text:style-name="P22"/>
      <text:p text:style-name="P13">Φοιτητής: Ηλίας Τερζής</text:p>
      <text:p text:style-name="P13"><text:s/>ΑΕΜ: 3170</text:p>
      <text:p text:style-name="P13">Επιβλέπων: Αγγελής Ελευθέριος</text:p>
      <text:p text:style-name="P13">Καθηγητής Τμήματος Πληροφορικής ΑΠΘ</text:p>
      <text:p text:style-name="P13">Συνεπιβλέποντες:</text:p>
      <text:p text:style-name="P13">Γεωργίου Κωνσταντίνος</text:p>
      <text:p text:style-name="P13">Χαρμάνας Κωνσταντίνος</text:p>
      <text:p text:style-name="P13">Υποψήφιοι Διδάκτορες Τμήματος Πληροφορικής ΑΠΘ</text:p>
      <text:p text:style-name="P13"/>
      <text:p text:style-name="P14">Θεσσαλονίκη 2022</text:p>
      <text:table-of-content text:style-name="Sect1" text:protected="true" text:name="Table of Contents1">
        <text:table-of-content-source text:outline-level="10">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ίνακας περιεχομένων</text:p>
          </text:index-title>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Περιεχόμενα</text:p>
      <text:p text:style-name="P5"/>
      <text:p text:style-name="P6">Ευχαριστίες</text:p>
      <text:p text:style-name="P6">Περίληψη</text:p>
      <text:p text:style-name="P6">Abstract </text:p>
      <text:p text:style-name="P10">Κεφάλαιο 1: Εισαγωγή</text:p>
      <text:p text:style-name="P29">Ορισμός του προβλήματος</text:p>
      <text:p text:style-name="P27">Ευπάθειες και άλλοι βασικοί ορισμοί</text:p>
      <text:p text:style-name="P28"><text:span text:style-name="T3">Λίγα για </text:span>Ανάλυση δεδομένων</text:p>
      <text:p text:style-name="P6"><text:tab/><text:span text:style-name="T1">(+ λίγα λόγια για τις πηγές)</text:span></text:p>
      <text:p text:style-name="P9"><text:tab/><text:span text:style-name="T1">Κίνητρο (Rqs)</text:span></text:p>
      <text:p text:style-name="P9"><text:tab/>Συμβολή <text:span text:style-name="T3">(C1, C2...)</text:span></text:p>
      <text:p text:style-name="P6"><text:tab/>Δομή της εργασίας</text:p>
      <text:p text:style-name="P10">Κεφάλαιο 2: Υπόβαθρο</text:p>
      <text:p text:style-name="P9"><text:span text:style-name="T4"><text:tab/></text:span><text:span text:style-name="T2">Πηγές Δεδομένων (NVD, Twitter)</text:span></text:p>
      <text:p text:style-name="P6"><text:tab/>Εργαλεία που χρησιμοποιήθηκαν</text:p>
      <text:p text:style-name="P6"><text:tab/>Περιγραφή βημάτων ανάλυσης (θεωρία)</text:p>
      <text:p text:style-name="P31"><text:tab/>Περιγραφή αλγορίθμων (γενικά - πιο αναλυτικά σε κάθε <text:s text:c="3"/>ένα από τα επόμενα κεφάλαια)</text:p>
      <text:p text:style-name="P10">Κεφάλαιο 3: Επιστημονική εργασία ως τώρα</text:p>
      <text:p text:style-name="P27"><text:soft-page-break/>Ανασκόπηση <text:tab/>αρθρογραφίας (περίληψη κυρίως του βασικού άρθρου) </text:p>
      <text:p text:style-name="P30">Πίνακας σύγκρισης με άλλες εργασίες</text:p>
      <text:p text:style-name="P6"><text:tab/></text:p>
      <text:p text:style-name="P6"/>
      <text:p text:style-name="P11">Κεφάλαιο 4: Μεθοδολογία</text:p>
      <text:p text:style-name="P15"><text:span text:style-name="T9"><text:tab/></text:span><text:span text:style-name="T11">Σχεδιάγραμμα με τα βήματα της εργασίας, εικόνες, σχεδιαγράμματα</text:span></text:p>
      <text:p text:style-name="P16"><text:span text:style-name="T9"><text:tab/>Ένα </text:span><text:span text:style-name="T10">υπο</text:span><text:span text:style-name="T9">κεφάλαιο για κάθε notebook </text:span><text:span text:style-name="T12">(περιγραφή βημάτων, σχεδιαγράμματα και αποτελέσματα. Κώδικας (</text:span><text:span text:style-name="T13">μικρά σημαντικά σημεία</text:span><text:span text:style-name="T12">))</text:span></text:p>
      <text:p text:style-name="P10">Κεφάλαιο n: Αποτελέσματα <text:s/></text:p>
      <text:p text:style-name="P16"><text:span text:style-name="T9"><text:tab/></text:span><text:span text:style-name="T12">Rqs - </text:span><text:span text:style-name="T13">Cn</text:span><text:span text:style-name="T12"> που τέθηκαν στην αρχή και οι απαντήσεις που δόθηκαν</text:span></text:p>
      <text:p text:style-name="P12">Κεφάλαιο n+1</text:p>
      <text:p text:style-name="P17"><text:span text:style-name="T12"><text:tab/></text:span><text:span text:style-name="T11">Συμπεράσματα</text:span></text:p>
      <text:p text:style-name="P6"><text:tab/>Περιορισμοί <text:span text:style-name="T8">(τί με δυσκόλεψε, τί δεν κάναμε δικαιολογώντας ότι δεν ήταν τόσο σημαντικό κλπ)</text:span></text:p>
      <text:p text:style-name="P6"><text:tab/>Προτάσεις για μελλοντική έρευνα <text:span text:style-name="T8">(ιδέες επέκτασης)</text:span></text:p>
      <text:p text:style-name="P18">Appendix <text:span text:style-name="T5">(κώδικας, </text:span><text:span text:style-name="T6">πληροφορίες για αλγορίθμους , </text:span><text:span text:style-name="T7">τεχνικά πράγματα </text:span><text:span text:style-name="T5">κλπ)</text:span></text:p>
      <text:p text:style-name="P19">Βιβλιογραφία</text:p>
      <text:p text:style-name="P44"><text:tab/></text:p>
      <text:p text:style-name="P45"/>
      <text:p text:style-name="P45"><text:soft-page-break/></text:p>
      <text:p text:style-name="P33">Κεφάλαιο 1 </text:p>
      <text:p text:style-name="P33">Εισαγωγή<text:span text:style-name="T76">­</text:span></text:p>
      <text:p text:style-name="P4">1.1 <text:s/><text:span text:style-name="T51">Ορισμός του προβλήματος</text:span></text:p>
      <text:p text:style-name="P42">1.1.1 Τί είναι οι ευπάθειες λογισμικού;</text:p>
      <text:p text:style-name="P23"/>
      <text:p text:style-name="P40"><text:span text:style-name="T15"><office:annotation><dc:creator>Unknown Author</dc:creator><dc:date>2022-07-22T14:01:18.971183233</dc:date><text:p text:style-name="P53"><text:span text:style-name="T77">Δεν βαζουμε εσοχη στην παραγραφο για ευαναγνωσια;</text:span></text:p><text:p text:style-name="P53"><text:span text:style-name="T77">Επισης οδηγιες για αποστασεις , διαστιχο κλπ</text:span></text:p></office:annotation></text:span><text:span text:style-name="T15"><text:s text:c="3"/>Οι τεχνολογίες και τα εργαλεία </text:span><text:span text:style-name="T16">της</text:span><text:span text:style-name="T15"> Πληροφορικής </text:span><text:span text:style-name="T16">και των Επικοινωνιών </text:span><text:span text:style-name="T15">έχουν μεταμορφώσει την κοινωνία μας και διαμορφώσει την καθημερινή ζωή </text:span><text:span text:style-name="T17">της συντριπτικής πλειοψηφίας</text:span><text:span text:style-name="T15"> των ανθρώπων σε όλο τον κόσμο. </text:span><text:span text:style-name="T18">Η ανάπτυξη του υλικού και του λογισμικού </text:span><text:span text:style-name="T17">στους υπολογιστές</text:span><text:span text:style-name="T18">, δίνοντας </text:span><text:span text:style-name="T16">ταυτόχρονα </text:span><text:span text:style-name="T18">ώθηση το ένα στο άλλο, έ</text:span><text:span text:style-name="T16">χει κάνει πλέον βέβαιη την εμπλοκή των προϊόντων της Πληροφορικής σε κάθε τομέα της ζωής.</text:span><text:span text:style-name="T18"> <text:s/></text:span><text:span text:style-name="T19">Από την άλλη, έ</text:span><text:span text:style-name="T16">χοντας εισχωρήσει σε τόσο μεγάλο βαθμό στην καθημερινότητά μας, </text:span><text:span text:style-name="T19">η νέα αυτή επιστήμη</text:span><text:span text:style-name="T16"> </text:span><text:span text:style-name="T19">διαμορφώθηκε με βάση τις δικές μας ανάγκες αλλά και </text:span><text:span text:style-name="T17">τις</text:span><text:span text:style-name="T19"> προκλήσεις που έχουμε να αντιμετωπίσουμε.</text:span></text:p>
      <text:p text:style-name="P51"><text:span text:style-name="T19"><text:s text:c="3"/>Ένα παράδειγμα που καταδυκνύει αυτή την διαπίστωση είναι η επιστημονική περιοχή της </text:span><text:span text:style-name="T50">Ασφάλειας των Υπολογιστών</text:span><text:span text:style-name="T19"> (Computer Security ή Cybersecurity). Ό</text:span><text:span text:style-name="T31">πως υπάρχει η ανάγκη για προστασία των περιουσιών και των χειροπιαστών αντικειμένων του φυσικού κόσμου </text:span><text:span text:style-name="T17">έτσι </text:span><text:span text:style-name="T31">προέκυψε </text:span><text:span text:style-name="T17">και η ανάγκη της προστασίας στον ψηφιακό κόσμο </text:span><text:span text:style-name="T31">εντελώς άμεσα από τα πρώτα κι όλας χρόνια της </text:span><text:span text:style-name="T17">διάδοσης της χρήσης των υπολογιστών. Η προστασία αυτή που αφορά κυρίως δεδομένα </text:span><text:span text:style-name="T32">(όπως για παράδειγμα οι προσωπικές συνομιλίες σε ένα κοινωνικό δίκτυο)</text:span><text:span text:style-name="T17"> και υπολογιστικούς πόρους </text:span><text:span text:style-name="T32">(όπως η υπολογιστική ισχύ που παρέχει ένας κεντρικός υπολογιστής) ορίζεται συχνά ως προς τις ακόλουθες τρεις έννοιες: εμπιστευτικότητα </text:span><text:span text:style-name="T33">(</text:span><text:span text:style-name="Strong_20_Emphasis"><text:span text:style-name="T67">confidentiality</text:span></text:span><text:span text:style-name="Strong_20_Emphasis"><text:span text:style-name="T33">)</text:span></text:span><text:span text:style-name="T32">, ακεραιότητα </text:span><text:span text:style-name="T33">(</text:span><text:span text:style-name="Strong_20_Emphasis"><text:span text:style-name="T33">integrity)</text:span></text:span><text:span text:style-name="T32"> και διαθεσιμότητα</text:span><text:span text:style-name="T33">(a</text:span><text:span text:style-name="Strong_20_Emphasis"><text:span text:style-name="T33">vailability)</text:span></text:span><text:span text:style-name="T32">. Η εμπιστευτικότητα αφορά την εξασφάλιση ότι μόνο οι εξουσιοδοτημένοι χρήστες θα έχουν πρόσβαση σε <text:s/>δεδομένα και πόρους που κάποιος οργανισμός ή άτομο επιθυμεί να κρατήσει προστατευμένα. Η ακεραιότητα εξασφαλίζει αντίστοιχα ότι οι συγκεκριμένοι πόροι και τα δεδομένα </text:span><text:span text:style-name="T34">δεν θα τροποποιηθούν από μη εξουσιοδοτημένα άτομα. Η διαθεσιμότητα είναι η εξασφάλιση ότι οι πόροι και τα δεδομένα αυτά θα πρέπει να είναι άμεσα διαθέσιμα στους (κατάλληλους πάντα) <text:s/>χρήστες κάθε στιγμή που αυτοί τα χρειάζονται. Η διαθεσιμότητα είναι μια από τις τρεις θεμελιώθεις έννοιες-στόχους της ασφάλειας των υπολογιστών, γιατί κάποιες κακόβουλες ενέργειες μπορεί να μην έχουν ως στόχο την αποκάλυψη προστατευόμενων πόρων αλλά την επίθεση σε αυτούς με σκοπό την κατάρρευσή τους.</text:span></text:p>
      <text:p text:style-name="P52"><text:span text:style-name="T35"><text:s text:c="3"/>Οι κακόβουλες προσπάθειες που στοχοποιούν το</text:span><text:span text:style-name="T36">υ</text:span><text:span text:style-name="T35">ς τρεις αυτούς πυ</text:span><text:span text:style-name="T21">λ</text:span><text:span text:style-name="T35">ώνες, τις περισσότερες φορές πραγματοποιούνται χρησιμοποιώντας </text:span><text:span text:style-name="T36">εργαλεία </text:span><text:span text:style-name="T35">λογισμικ</text:span><text:span text:style-name="T36">ού </text:span><text:span text:style-name="T37">και το διαδίκτυο,</text:span><text:span text:style-name="T36"> και επιτίθενται σε λογισμικό, για να προκαλέσουν προβλήματα </text:span><text:span text:style-name="T37">στα υπολογιστικά συστήματα που απειλούν</text:span><text:span text:style-name="T35">. <text:s/></text:span><text:span text:style-name="T38">Για τον σκοπό αυτό, οι κακόβουλοι χρήστες, </text:span><text:span text:style-name="T39">γνωστοί σε όλους μας και ως hackers, εκμεταλλεύονται τις ευπάθειες λογισμικού. </text:span><text:soft-page-break/><text:span text:style-name="T48">Ευπάθεια</text:span><text:span text:style-name="T39"><text:note text:id="ftn1" text:note-class="footnote"><text:note-citation>1</text:note-citation><text:note-body><text:p text:style-name="P32"><text:span text:style-name="T72">Οι ορισμοί για την ευπάθεια και την εκμετάλλευση προέρχοναι από τις σελίδες των λημμάτων </text:span><text:span text:style-name="T73">της</text:span><text:span text:style-name="T72"> Wikipedia στην αγγλική γλώσσα.</text:span></text:p></text:note-body></text:note></text:span><text:span text:style-name="T39"> (</text:span><text:span text:style-name="T49">vulnerabili</text:span><text:span text:style-name="T48">ty</text:span><text:span text:style-name="T39">) είναι οποιαδήποτε ελάττωμα ή </text:span><text:span text:style-name="T22">αδυναμία</text:span><text:span text:style-name="T39"> υπάρχει στον σχεδιασμό, την υλοποίηση ή την λειτουργία </text:span><text:span text:style-name="T22">και την διαχείριση </text:span><text:span text:style-name="T39">ενός </text:span><text:span text:style-name="T22">συστήματος</text:span><text:span text:style-name="T39"> </text:span><text:span text:style-name="T22">που θα μπορούσε να χρησιμοποιηθεί για να παραβιαστεί η πολιτική ασφαλείας του συστήματος</text:span><text:span text:style-name="T39">. </text:span><text:span text:style-name="T35"><text:s/></text:span><text:span text:style-name="T21">Ο όρος </text:span><text:span text:style-name="T22">της </text:span><text:span text:style-name="T21">ευπάθεια</text:span><text:span text:style-name="T22">ς</text:span><text:span text:style-name="T21"> περικλείει κάθε </text:span><text:span text:style-name="T33">ελάττωμα</text:span><text:span text:style-name="T21"> σε ένα σύστημα υπολογιστή -που μπορεί να εντοπίζεται ακόμα και στο υλικό του- <text:s/>το οποίο αποδυναμώνει τη συνολική ασφάλεια του συστήματος. Η ευπάθεια λογισμικού όμως, περιορίζεται στο λογισμικό του υπολογιστή και για αυτό τον λόγο μπορούμε να πούμε ότι αποτελεί μια κατηγορία σφαλμάτων λογισμικού (γνωστών και ως bugs) τα οποία σχετίζονται με την ασφάλειά του. </text:span><text:span text:style-name="T20">Αναφέροντας το λογισμικό, αναφερόμαστε είτε σε λογισμικό συστήματος (όπως τα λειτουργικά συστήματα και οι ελεγκτές συσκευών) είτε σε λογισμικό εφαρμογών (όπως ένας επεξεργαστής κειμένου). </text:span></text:p>
      <text:p text:style-name="P38"><text:span text:style-name="T20"><text:s text:c="3"/>Όπως αναφέρθηκε ήδη, η επίθεση ασφαλείας γίνεται συνήθως με την εκμετάλλευση των αδυναμιών αυτών που εκθέτουν ένα σύστημα σε κίνδυνο. Έ</text:span><text:span text:style-name="T33">ν</text:span><text:span text:style-name="T22">α κομμάτι λογισμικού, δεδομένων ή μια ακολουθία</text:span><text:span text:style-name="T22"><office:annotation><dc:creator>Unknown Author</dc:creator><dc:date>2022-07-22T13:33:17.801139204</dc:date><text:p text:style-name="P53"><text:span text:style-name="T77">Προσθηκη : Ιστορικα στοιχεια</text:span></text:p></office:annotation></text:span><text:span text:style-name="T22"> εντολών που εκμεταλλεύεται ένα σφάλμα (bug) ή μια ευπάθεια για να προκαλέσει μη επιθυμητή ή απρόβλεπτη συμπεριφορά σε λογισμικό (software), υλικό (hardware) ή υλικολογισμικό (firmware, δηλαδή ειδικό λογισμικό ηλεκτρονικών συσκευών) ονομάζεται </text:span><text:span text:style-name="T48">εκμετάλλευση</text:span><text:span text:style-name="T22"> (</text:span><text:span text:style-name="T48">exploit</text:span><text:span text:style-name="T22">). </text:span><text:span text:style-name="T20">Η διαχείριση των ευπαθειών είναι κρίσιμης σημασίας για έναν οργανισμό (όπως μια εταιρία ή η κυβέρνηση μιας χώρας) </text:span><text:span text:style-name="T33">που χρειάζεται</text:span><text:span text:style-name="T20"> να ενεργήσει με τέτοιον τρόπο ώστε να αποτρέψει τις απειλές που μπορούν να θέσουν σε κίνδυνο την λειτουργία, το κέρδος ή </text:span><text:span text:style-name="T23">ακόμα και </text:span><text:span text:style-name="T20">την ύπαρξή του. Έ</text:span><text:span text:style-name="T23">να σημαντικό μέρος αυτής της διαδιακασίας είναι η αποκάλυψη (</text:span><text:bookmark text:name="Vulnerability_disclosure"/><text:span text:style-name="T23">disclosure) μιας ευπάθειας όταν αυτή εντοπιστεί. <text:tab/></text:span></text:p>
      <text:p text:style-name="P39"><text:span text:style-name="T23"><text:s text:c="3"/></text:span><text:span text:style-name="T27">Υπάρχουν διαφορετικές πολιτικές αποκάλυψης </text:span><text:span text:style-name="T28">που ορίζουν τον τρόπο και τον χρόνο της δημόσιας αποκάλυψης μιας ευπάθειας αφού αυτή εντοπιστεί</text:span><text:span text:style-name="T27">. </text:span><text:span text:style-name="T23">Αποτελεί συνήθης πρακτική, μόλις κάποιος χρήστης (</text:span><text:span text:style-name="T28">ο οποίος συνήθως είναι</text:span><text:span text:style-name="T23"> </text:span><text:span text:style-name="T28">ερευνητής, ειδικός ασφαλείας/hacker ή προγραμματιστής</text:span><text:span text:style-name="T23">) εντοπίσει σε ένα λογισμικό μια ευπάθεια, να επικοινωνεί </text:span><text:span text:style-name="T28">πρώτα </text:span><text:span text:style-name="T23">με τον πάροχο του λογισμικού αυτού ενημερώνοντάς τον για το εύρημά του. </text:span><text:span text:style-name="T28">Η ενημέρωση αυτή και γενικά η περιγραφή της ευπάθειας γίνεται σε συνήθως</text:span><text:span text:style-name="T23"> με έναν τυπικό τρόπο, </text:span><text:span text:style-name="T28">στσον οποίο </text:span><text:span text:style-name="T23">περιλαμβάνεται για παράδειγμα η περιγραφή του προβλήματος που προκαλείται και </text:span><text:span text:style-name="T28">η</text:span><text:span text:style-name="T23"> έκδοση του λογισμικού στην οποία </text:span><text:span text:style-name="T28">αυτό </text:span><text:span text:style-name="T23">εντοπίστηκε. </text:span><text:span text:style-name="T29">Κάποιοι -συνήθως μεγάλοι- οργανισμοί (π.χ. New York Times) παρέχουν στον ιστότοπό τους οδηγίες για τον τρόπο με τον οποίο επιθυμούν να ενημερωθούν από τους χρήστες. Ύ</text:span><text:span text:style-name="T30">στερα από την ενημέρωση αυτή, ο χρήστης σ</text:span><text:span text:style-name="T23">την συνέχεια ορίζει ένα </text:span><text:span text:style-name="T24">χρονικό διάστημα μετά το πέρας του οποίου πρόκειται να δημοσιεύσει τις πληροφορίες για το εύρημά του </text:span><text:span text:style-name="T28">στο ευρύ κοινό</text:span><text:span text:style-name="T24">. </text:span><text:span text:style-name="T29">Εναλλακτικά μπορεί να δώσει χρόνο στον ίδιο τον πάροχο να εκδώσει ανακοίνωση όταν είναι έτοιμος.</text:span><text:span text:style-name="T24"> Μέσα σε αυτό το διάστημα, ο πάροχος καλείται να αναπτύξει και να δημοσιεύσει μια νέα έκδοση του λογισμικού (security patch / update) έ</text:span><text:span text:style-name="T25">τσι ώστε μόλις οι χρήστες του ενημερωθούν για την ύπαρξη της ευπάθειας να εγκαταστήσουν την νέα έκδοση που την αντιμετωπίζει. </text:span><text:span text:style-name="T26">Αυτό το μοντέλο αποκάλυψης ευπαθειών είναι γνωστό ως Συντονισμένη Αποκάλυψη Ευπάθειας (</text:span><text:span text:style-name="T66">coordinated vulnerability disclosure, CVD που ήταν πρωτύτερα γνωστή ως “Υπεύθυνη Αποκάλυψη”)</text:span><text:bookmark text:name="cite_ref-:0_1-0"/><text:span text:style-name="T66">. </text:span></text:p>
      <text:p text:style-name="P34"><text:span text:style-name="T14">1.1.2</text:span> <text:span text:style-name="T68">Οργανισμοί και αποθετήρια</text:span></text:p>
      <text:p text:style-name="P25"><text:span text:style-name="T40">Γ</text:span><text:span text:style-name="T41">ια να είναι πιο εύκολη η αναφορά σε ευπάθειες που έχουν βρεθεί και αποκαλυφθεί, έχει δημιουργηθεί το πρόγραμμα Common Vulnerabilities and Exposures, γνωστό ως CVE. </text:span><text:span text:style-name="T42">Το CVE</text:span><text:span text:style-name="T42"><office:annotation><dc:creator>Unknown Author</dc:creator><dc:date>2022-07-22T14:11:01.711701672</dc:date><text:p text:style-name="P53"><text:span text:style-name="T77">Εδώ να βαλω footnote για τους ορισμους MITRE και CVE ΝVD κλπ;</text:span></text:p></office:annotation></text:span><text:span text:style-name="T42"> επιτηρείται από τον MITRE, έναν μη κερδοσκοπικό οργανισμό που διαχειρίζεται τα ομοσπονδιακά χρηματοδοτούμενα κέντρα </text:span><text:soft-page-break/><text:span text:style-name="T42">έρευνας και ανάπτυξης που υποστηρίζουν διάφορες κυβερνητικές υπηρεσίες των ΗΠΑ στους τομείς της αεροπορίας, της άμυνας, της υγειονομικής περίθαλψης, της εσωτερικής ασφάλειας και της ασφάλειας στον κυβερνοχώρο μεταξύ άλλων. </text:span></text:p>
      <text:p text:style-name="P25"><text:span text:style-name="T42">Το CVE <text:s/></text:span><text:span text:style-name="T41">είναι </text:span><text:span text:style-name="T42">στην πραγματικότητα </text:span><text:span text:style-name="T41">μ</text:span><text:span text:style-name="T14">ια λίστα εγγραφών που η καθεμία περιέχει έναν </text:span><text:span text:style-name="T69">μοναδικό </text:span><text:span text:style-name="T14">αριθμό αναγνώρισης, μια περιγραφή και τουλάχιστον μια δημόσια αναφορά για </text:span><text:span text:style-name="T69">κάθε</text:span><text:span text:style-name="T14"> ευπάθε</text:span><text:span text:style-name="T69">ια</text:span><text:span text:style-name="T14"> που είναι γνωστή στο κοινό.</text:span><text:span text:style-name="T70"> </text:span><text:span text:style-name="T44">Τ</text:span><text:span text:style-name="T70">ο πρώτο αριθμητικό μέρος του αναγνωστικού αποτελεί το έτος</text:span><office:annotation office:name="__Annotation__2431_701392880" loext:resolved="false"><dc:creator>Unknown Author</dc:creator><dc:date>2022-07-22T14:23:24.163240656</dc:date><text:p text:style-name="P53"><text:span text:style-name="T77">Δεν ηξερα τι δηλωνει το year και το βρηκα εδω: </text:span><text:span text:style-name="T77"><text:a xlink:href="https://www.google.com/url?sa=t&amp;rct=j&amp;q=&amp;esrc=s&amp;source=web&amp;cd=&amp;cad=rja&amp;uact=8&amp;ved=2ahUKEwiK-t-msIz5AhW2XvEDHfbeBAoQFnoECDYQAQ&amp;url=https%3A%2F%2Fwww.balbix.com%2Finsights%2Fwhat-is-a-cve%2F&amp;usg=AOvVaw2ymryubAAg10GVKVK61HjW" xlink:type="simple">https://www.google.com/url?sa=t&amp;rct=j&amp;q=&amp;esrc=s&amp;source=web&amp;cd=&amp;cad=rja&amp;uact=8&amp;ved=2ahUKEwiK-t-msIz5AhW2XvEDHfbeBAoQFnoECDYQAQ&amp;url=https%3A%2F%2Fwww.balbix.com%2Finsights%2Fwhat-is-a-cve%2F&amp;usg=AOvVaw2ymryubAAg10GVKVK61HjW</text:a></text:span></text:p><text:p text:style-name="P53"><text:span text:style-name="T77"/></text:p></office:annotation><text:span text:style-name="T70"> </text:span><text:span text:style-name="T45">κατά το οποίο αναφέρθηκε η ευπάθεια</text:span><office:annotation-end office:name="__Annotation__2431_701392880"/><text:span text:style-name="T45"> ενώ ακολουθεί ένας αυθαίρετος αριθμός.</text:span><text:span text:style-name="T14"> Έ</text:span><text:span text:style-name="T70">να παράδειγμα αναγνωριστικού μιας συγκεκριμένης ευπάθειας είναι το: CVE-2021-21118. Οι περιγραφές ακολουθούν συχνά αυτό το πρότυπο:</text:span></text:p>
      <text:p text:style-name="P46"><text:s/><text:tab/></text:p>
      <text:p text:style-name="P26"><text:span text:style-name="T70"><text:tab/>Ο [ΤΥΠΟΣ ΠΡΟΒΛΗΜΑΤΟΣ] στο [ΠΡΟΪΟΝ/ΕΚΔΟΣΗ] προκαλεί [ΕΠ</text:span><text:span text:style-name="T71">Ι</text:span><text:span text:style-name="T70">Π</text:span><text:span text:style-name="T71">Τ</text:span><text:span text:style-name="T70">ΩΣΗ] όταν <text:tab/></text:span><text:span text:style-name="T71">πραγματοποιηθεί </text:span><text:span text:style-name="T70"><text:s/>[ΕΠΙΘΕΣΗ</text:span><text:span text:style-name="T71">]</text:span></text:p>
      <text:p text:style-name="P47"/>
      <text:p text:style-name="P41"><text:span text:style-name="T74">όπου </text:span><text:span text:style-name="T75">η ΕΠΙΠΤΩΣΗ</text:span><text:span text:style-name="T74"> και η </text:span><text:span text:style-name="T75">ΕΠΙΘΕΣΗ</text:span><text:span text:style-name="T74"> είναι αυθαίρετοι όροι που θα πρέπει να σχετίζονται με τη φύση της ευπάθειας.</text:span></text:p>
      <text:p text:style-name="P25"><text:span text:style-name="T69">Το CVE δεν είναι μια βάση δεδομένων για ευπάθειες αλλά παρέχει έναν τρόπο ώστε να </text:span><text:span text:style-name="T43">γίνεται δυνατή</text:span><text:span text:style-name="T69"> η συσχέτιση των δεδομένων μιας ευπάθειας μεταξύ διαφόρων εργαλείων, βάσεων δεδομένων και ατόμων. </text:span><text:span text:style-name="T43">Αυτό είναι δυνατό αντιστοιχίζοντας ευπάθειες με τα μοναδικά αναγνωριστσικά τους και έτσι</text:span><text:span text:style-name="T69"> δίνεται η δυνατότητα σε δύο ή περισσότερα άτομα ή εργαλεία να αναφέρονται σε μια ευπάθεια και να γνωρίζουν ότι αναφέρονται στο ίδιο </text:span><text:span text:style-name="T43">ελάττωμα ασφαλείας</text:span><text:span text:style-name="T69">.</text:span></text:p>
      <text:p text:style-name="P48">Τα αρχεία CVE χρησιμοποιούνται σε πολλά προϊόντα και υπηρεσίες κυβερνοασφάλειας από όλο τον κόσμο, συμπεριλαμβανομένου του NVD.</text:p>
      <text:p text:style-name="P49"/>
      <text:p text:style-name="P37"/>
      <text:p text:style-name="P50"/>
      <text:p text:style-name="P35"/>
      <text:p text:style-name="P35"><text:s/></text:p>
      <text:p text:style-name="P36"/>
      <text:p text:style-name="P24"/>
      <text:p text:style-name="Heading_20_3"/>
      <text:p text:style-name="Heading_20_2"/>
      <text:p text:style-name="Standard"/>
      <text:p text:style-name="P3"/>
      <text:p text:style-name="Heading_20_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01cm" fo:margin-right="-1.101cm" fo:line-height="115%" fo:text-indent="0.499cm" style:auto-text-indent="false" style:page-number="auto">
        <style:tab-stops/>
      </style:paragraph-properties>
      <style:text-properties style:font-name="Liberation Serif" fo:font-family="'Liberation Serif'"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101cm" fo:margin-right="1.101cm" fo:margin-top="0.706cm" fo:margin-bottom="0.212cm" loext:contextual-spacing="false" fo:line-height="100%" fo:keep-together="always" fo:text-indent="0cm" style:auto-text-indent="false" fo:break-before="auto" fo:break-after="auto" fo:keep-with-next="always"/>
      <style:text-properties style:font-name="Liberation Serif" fo:font-family="'Liberation Serif'" style:font-style-name="Regular" style:font-family-generic="roman" style:font-pitch="variable"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14pt solid #00000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6efd2"/>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5T11:47:40.491763523</dc:date>
    <meta:editing-duration>PT2H2M36S</meta:editing-duration>
    <meta:editing-cycles>15</meta:editing-cycles>
    <meta:document-statistic meta:table-count="0" meta:image-count="0" meta:object-count="0" meta:page-count="7" meta:paragraph-count="70" meta:word-count="1310" meta:character-count="9286" meta:non-whitespace-character-count="7983"/>
  </office:meta>
</office:document-meta>
</file>